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32cm"/>
    </style:style>
    <style:style style:name="co2" style:family="table-column">
      <style:table-column-properties fo:break-before="auto" style:column-width="38.049cm"/>
    </style:style>
    <style:style style:name="co3"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Feuil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office:value-type="string">
            <text:p>accessibilité</text:p>
          </table:table-cell>
          <table:table-cell office:value-type="string">
            <text:p>utilisabilité d'un produit, d'un service, d'un environnement ou d'une installation par des personnes présentant le plus large éventail possible de capacités</text:p>
          </table:table-cell>
          <table:table-cell table:number-columns-repeated="1022"/>
        </table:table-row>
        <table:table-row table:style-name="ro1">
          <table:table-cell office:value-type="string">
            <text:p>Agent </text:p>
          </table:table-cell>
          <table:table-cell office:value-type="string">
            <text:p>Un agent est une fonctionnalité d'une application conçue pour agir de façon autonome. Pendant que l'utilisateur travaille, l'agent exécute d'autres tâches, en arrière-plan, comme la recherche de fichiers pertinents, la détection de bugs, l'anticipation des besoins de l'utilisateur ou encore l'optimisation des performances de l'application.</text:p>
          </table:table-cell>
          <table:table-cell table:number-columns-repeated="1022"/>
        </table:table-row>
        <table:table-row table:style-name="ro1">
          <table:table-cell office:value-type="string">
            <text:p>besoin </text:p>
          </table:table-cell>
          <table:table-cell office:value-type="string">
            <text:p>une nécessité, un désir, un manque ou une insatisfaction éprouvé par une partie prenante. Il n'est pas toujours exprimé par la partie prenante.</text:p>
          </table:table-cell>
          <table:table-cell table:number-columns-repeated="1022"/>
        </table:table-row>
        <table:table-row table:style-name="ro1">
          <table:table-cell office:value-type="string">
            <text:p>but</text:p>
          </table:table-cell>
          <table:table-cell table:number-columns-repeated="1023"/>
        </table:table-row>
        <table:table-row table:style-name="ro1">
          <table:table-cell office:value-type="string">
            <text:p>caracteristique</text:p>
          </table:table-cell>
          <table:table-cell office:value-type="string">
            <text:p>(connaissances, compétences, fonctions, tâches à accomplir, niveau d'expérience métier et d'expérience de l'outil informatique, langage, éducation, formation, caractéristiques physiques, psychologiques, habitudes, aptitudes).</text:p>
          </table:table-cell>
          <table:table-cell table:number-columns-repeated="1022"/>
        </table:table-row>
        <table:table-row table:style-name="ro1">
          <table:table-cell office:value-type="string">
            <text:p>Cas d'utilisation</text:p>
          </table:table-cell>
          <table:table-cell office:value-type="string">
            <text:p>Ensemble de scénarios liés entre eux par un objectif commun d'utilisation. Un cas d'utilisation décrit toutes les interactions possibles entre un utilisateur et un système en respectant ces scénarios.</text:p>
          </table:table-cell>
          <table:table-cell table:number-columns-repeated="1022"/>
        </table:table-row>
        <table:table-row table:style-name="ro1">
          <table:table-cell office:value-type="string">
            <text:p>contexte d'utilisation</text:p>
          </table:table-cell>
          <table:table-cell office:value-type="string">
            <text:p>utilisateurs, tâches, équipement (matériel, logiciel et documents) et environnements physique et social d'utilisation d'un produit</text:p>
          </table:table-cell>
          <table:table-cell table:number-columns-repeated="1022"/>
        </table:table-row>
        <table:table-row table:style-name="ro1">
          <table:table-cell office:value-type="string">
            <text:p>contrainte materielles</text:p>
          </table:table-cell>
          <table:table-cell office:value-type="string">
            <text:p>identifiées par la connaissance du parc informatique (par exemple caractéristiques de bande passante ou résolutions d'écran les plus courantes)</text:p>
          </table:table-cell>
          <table:table-cell table:number-columns-repeated="1022"/>
        </table:table-row>
        <table:table-row table:style-name="ro1">
          <table:table-cell office:value-type="string">
            <text:p>efficacité</text:p>
          </table:table-cell>
          <table:table-cell office:value-type="string">
            <text:p>précision et degré d'achèvement selon lesquels l'utilisateur atteint des objectifs spécifiés</text:p>
          </table:table-cell>
          <table:table-cell table:number-columns-repeated="1022"/>
        </table:table-row>
        <table:table-row table:style-name="ro1">
          <table:table-cell office:value-type="string">
            <text:p>efficience</text:p>
          </table:table-cell>
          <table:table-cell office:value-type="string">
            <text:p>rapport entre les ressources dépensées et la précision et le degré d'achèvement selon lesquels l'utilisateur atteint des objectifs spécifiés</text:p>
          </table:table-cell>
          <table:table-cell table:number-columns-repeated="1022"/>
        </table:table-row>
        <table:table-row table:style-name="ro1">
          <table:table-cell office:value-type="string">
            <text:p>élaboration des reponses</text:p>
          </table:table-cell>
          <table:table-cell office:value-type="string">
            <text:p>richesse des arguments pour defendre une idée</text:p>
          </table:table-cell>
          <table:table-cell table:number-columns-repeated="1022"/>
        </table:table-row>
        <table:table-row table:style-name="ro1">
          <table:table-cell office:value-type="string">
            <text:p>envie</text:p>
          </table:table-cell>
          <table:table-cell office:value-type="string">
            <text:p>une exigence moins importante, à laquel on peut dire non</text:p>
          </table:table-cell>
          <table:table-cell table:number-columns-repeated="1022"/>
        </table:table-row>
        <table:table-row table:style-name="ro1">
          <table:table-cell office:value-type="string">
            <text:p>environnement</text:p>
          </table:table-cell>
          <table:table-cell office:value-type="string">
            <text:p>contexte dans lequel ont lieu les interactions</text:p>
          </table:table-cell>
          <table:table-cell table:number-columns-repeated="1022"/>
        </table:table-row>
        <table:table-row table:style-name="ro1">
          <table:table-cell office:value-type="string">
            <text:p>environnement ambiant</text:p>
          </table:table-cell>
          <table:table-cell office:value-type="string">
            <text:p>voir environnement</text:p>
          </table:table-cell>
          <table:table-cell table:number-columns-repeated="1022"/>
        </table:table-row>
        <table:table-row table:style-name="ro1">
          <table:table-cell office:value-type="string">
            <text:p>environnement legislatif</text:p>
          </table:table-cell>
          <table:table-cell office:value-type="string">
            <text:p>ensemble des loi qui s'applique</text:p>
          </table:table-cell>
          <table:table-cell table:number-columns-repeated="1022"/>
        </table:table-row>
        <table:table-row table:style-name="ro1">
          <table:table-cell office:value-type="string">
            <text:p>environnement organisationnel</text:p>
          </table:table-cell>
          <table:table-cell office:value-type="string">
            <text:p>element pouvant avoir une incidence sur l'entreprise ( client, concurrent …)</text:p>
          </table:table-cell>
          <table:table-cell table:number-columns-repeated="1022"/>
        </table:table-row>
        <table:table-row table:style-name="ro1">
          <table:table-cell office:value-type="string">
            <text:p>environnement physique</text:p>
          </table:table-cell>
          <table:table-cell office:value-type="string">
            <text:p>batiment, locaux, moobilier, etc </text:p>
          </table:table-cell>
          <table:table-cell table:number-columns-repeated="1022"/>
        </table:table-row>
        <table:table-row table:style-name="ro1">
          <table:table-cell office:value-type="string">
            <text:p>environnement social</text:p>
          </table:table-cell>
          <table:table-cell office:value-type="string">
            <text:p>conditions de vie et de travail, <text:s/>niveau de revenus, <text:s/>bagage éducatif</text:p>
          </table:table-cell>
          <table:table-cell table:number-columns-repeated="1022"/>
        </table:table-row>
        <table:table-row table:style-name="ro1">
          <table:table-cell office:value-type="string">
            <text:p>environnement technique</text:p>
          </table:table-cell>
          <table:table-cell office:value-type="string">
            <text:p>sur quoi il travail, os, …</text:p>
          </table:table-cell>
          <table:table-cell table:number-columns-repeated="1022"/>
        </table:table-row>
        <table:table-row table:style-name="ro1">
          <table:table-cell office:value-type="string">
            <text:p>exigence </text:p>
          </table:table-cell>
          <table:table-cell office:value-type="string">
            <text:p>qui exprime une attente ou un problème à résoudre de la part d'une partie prenante, elle est exprimé dans le langage de la partie prenante</text:p>
          </table:table-cell>
          <table:table-cell table:number-columns-repeated="1022"/>
        </table:table-row>
        <table:table-row table:style-name="ro1">
          <table:table-cell office:value-type="string">
            <text:p>flexibilité</text:p>
          </table:table-cell>
          <table:table-cell office:value-type="string">
            <text:p>nombre de catégorie produites ou de domaines couverts</text:p>
          </table:table-cell>
          <table:table-cell table:number-columns-repeated="1022"/>
        </table:table-row>
        <table:table-row table:style-name="ro1">
          <table:table-cell office:value-type="string">
            <text:p>fluidité</text:p>
          </table:table-cell>
          <table:table-cell office:value-type="string">
            <text:p>nombre d'idées produites</text:p>
          </table:table-cell>
          <table:table-cell table:number-columns-repeated="1022"/>
        </table:table-row>
        <table:table-row table:style-name="ro1">
          <table:table-cell office:value-type="string">
            <text:p>fonction</text:p>
          </table:table-cell>
          <table:table-cell table:number-columns-repeated="1023"/>
        </table:table-row>
        <table:table-row table:style-name="ro1">
          <table:table-cell office:value-type="string">
            <text:p>Interface utilisateur</text:p>
          </table:table-cell>
          <table:table-cell office:value-type="string">
            <text:p>Désigne la partie d'un système informatique qui permet à l'utilisateur de communiquer avec un ordinateur.</text:p>
          </table:table-cell>
          <table:table-cell table:number-columns-repeated="1022"/>
        </table:table-row>
        <table:table-row table:style-name="ro1">
          <table:table-cell office:value-type="string">
            <text:p>Métadonnée </text:p>
          </table:table-cell>
          <table:table-cell office:value-type="string">
            <text:p>Une métadonnée est une information relative à une donnée. Les métadonnées servent essentiellement à décrire l'information elle-même pour faciliter le classement, la recherche et le repérage de cette information (titre, date de création, sujet, description, etc.).</text:p>
          </table:table-cell>
          <table:table-cell table:number-columns-repeated="1022"/>
        </table:table-row>
        <table:table-row table:style-name="ro1">
          <table:table-cell office:value-type="string">
            <text:p>objectif</text:p>
          </table:table-cell>
          <table:table-cell office:value-type="string">
            <text:p>but à atteindre</text:p>
          </table:table-cell>
          <table:table-cell table:number-columns-repeated="1022"/>
        </table:table-row>
        <table:table-row table:style-name="ro1">
          <table:table-cell office:value-type="string">
            <text:p>opérateur</text:p>
          </table:table-cell>
          <table:table-cell office:value-type="string">
            <text:p>voir utilisateur</text:p>
          </table:table-cell>
          <table:table-cell table:number-columns-repeated="1022"/>
        </table:table-row>
        <table:table-row table:style-name="ro1">
          <table:table-cell office:value-type="string">
            <text:p>originalité</text:p>
          </table:table-cell>
          <table:table-cell office:value-type="string">
            <text:p>fréquence d'apparition d'une idée</text:p>
          </table:table-cell>
          <table:table-cell table:number-columns-repeated="1022"/>
        </table:table-row>
        <table:table-row table:style-name="ro1">
          <table:table-cell office:value-type="string">
            <text:p>partie prenante</text:p>
          </table:table-cell>
          <table:table-cell office:value-type="string">
            <text:p>individu ou organisation ayant un droit, une part, une revendication ou un intérêt dans un système ou ayant en sa possession des caractéristiques répondant à ses besoins et attentes</text:p>
          </table:table-cell>
          <table:table-cell table:number-columns-repeated="1022"/>
        </table:table-row>
        <table:table-row table:style-name="ro1">
          <table:table-cell office:value-type="string">
            <text:p>Personas</text:p>
          </table:table-cell>
          <table:table-cell office:value-type="string">
            <text:p>consiste à créer, à partir de données réelles, des personnages fictifs représentant les clientèles cibles d'un service ou d'un produit. Ces archétypes d'utilisateurs permettent d'orienter et de guider les activités de conception centrée utilisateur.</text:p>
          </table:table-cell>
          <table:table-cell table:number-columns-repeated="1022"/>
        </table:table-row>
        <table:table-row table:style-name="ro1">
          <table:table-cell office:value-type="string">
            <text:p>population cible</text:p>
          </table:table-cell>
          <table:table-cell office:value-type="string">
            <text:p>voir utilisateur</text:p>
          </table:table-cell>
          <table:table-cell table:number-columns-repeated="1022"/>
        </table:table-row>
        <table:table-row table:style-name="ro1">
          <table:table-cell office:value-type="string">
            <text:p>profil </text:p>
          </table:table-cell>
          <table:table-cell office:value-type="string">
            <text:p>La connaissance de ces profils permettra de choisir les méthodes d'évaluation et de sélectionner des participants pour mener des tests utilisateurs.</text:p>
          </table:table-cell>
          <table:table-cell table:number-columns-repeated="1022"/>
        </table:table-row>
        <table:table-row table:style-name="ro1">
          <table:table-cell office:value-type="string">
            <text:p>prototype</text:p>
          </table:table-cell>
          <table:table-cell office:value-type="string">
            <text:p>représentation de tout ou partie d'un système interactif qui, bien que plus ou moins limitée, peut être utilisée à des fins d'analyse, de conception et d'évaluation. Un prototype peut être une entité aussi simple qu'un croquis ou une maquette statique ou aussi complexe qu'un système interactif entièrement fonctionnel dont les fonctionnalités sont plus ou moins complètes.</text:p>
          </table:table-cell>
          <table:table-cell table:number-columns-repeated="1022"/>
        </table:table-row>
        <table:table-row table:style-name="ro1">
          <table:table-cell office:value-type="string">
            <text:p>satisfaction</text:p>
          </table:table-cell>
          <table:table-cell office:value-type="string">
            <text:p>absence d'inconfort, et attitudes positives dans l'utilisation du produit</text:p>
          </table:table-cell>
          <table:table-cell table:number-columns-repeated="1022"/>
        </table:table-row>
        <table:table-row table:style-name="ro1">
          <table:table-cell office:value-type="string">
            <text:p>scenario d'utilisation</text:p>
          </table:table-cell>
          <table:table-cell office:value-type="string">
            <text:p>définit comment le système devrait interagir avec les utilisateurs pour atteindre un but ou une fonction spécifique</text:p>
          </table:table-cell>
          <table:table-cell table:number-columns-repeated="1022"/>
        </table:table-row>
        <table:table-row table:style-name="ro1">
          <table:table-cell office:value-type="string">
            <text:p>solution </text:p>
          </table:table-cell>
          <table:table-cell office:value-type="string">
            <text:p>repartition de leurs fonctions respectives à l'utilisateur et au système</text:p>
          </table:table-cell>
          <table:table-cell table:number-columns-repeated="1022"/>
        </table:table-row>
        <table:table-row table:style-name="ro1">
          <table:table-cell office:value-type="string">
            <text:p>storyboard </text:p>
          </table:table-cell>
          <table:table-cell office:value-type="string">
            <text:p>permettre à l'utilisateur de jouer des scénarios d'utilisation en fonction des consignes.</text:p>
          </table:table-cell>
          <table:table-cell table:number-columns-repeated="1022"/>
        </table:table-row>
        <table:table-row table:style-name="ro1">
          <table:table-cell office:value-type="string">
            <text:p>système interactif</text:p>
          </table:table-cell>
          <table:table-cell office:value-type="string">
            <text:p>combinaison de matériels, logiciels et/ou services qui reçoit des données provenant des utilisateurs et qui leur communique des informations résultantes</text:p>
          </table:table-cell>
          <table:table-cell table:number-columns-repeated="1022"/>
        </table:table-row>
        <table:table-row table:style-name="ro1">
          <table:table-cell office:value-type="string">
            <text:p>tâche </text:p>
          </table:table-cell>
          <table:table-cell office:value-type="string">
            <text:p>activités requises pour atteindre un objectif</text:p>
          </table:table-cell>
          <table:table-cell table:number-columns-repeated="1022"/>
        </table:table-row>
        <table:table-row table:style-name="ro1">
          <table:table-cell office:value-type="string">
            <text:p>technologie </text:p>
          </table:table-cell>
          <table:table-cell office:value-type="string">
            <text:p>voir système</text:p>
          </table:table-cell>
          <table:table-cell table:number-columns-repeated="1022"/>
        </table:table-row>
        <table:table-row table:style-name="ro1">
          <table:table-cell office:value-type="string">
            <text:p>Utilisabilité </text:p>
          </table:table-cell>
          <table:table-cell office:value-type="string">
            <text:p>degré selon lequel un système, un produit ou un service peut être utilisé, par des utilisateurs spécifiés, pour atteindre des buts définis avec efficacité, efficience et satisfaction, dans un contexte d'utilisation spécifié</text:p>
          </table:table-cell>
          <table:table-cell table:number-columns-repeated="1022"/>
        </table:table-row>
        <table:table-row table:style-name="ro1">
          <table:table-cell office:value-type="string">
            <text:p>utilisateur </text:p>
          </table:table-cell>
          <table:table-cell office:value-type="string">
            <text:p>personne qui interagit avec le produit</text:p>
          </table:table-cell>
          <table:table-cell table:number-columns-repeated="1022"/>
        </table:table-row>
        <table:table-row table:style-name="ro1">
          <table:table-cell office:value-type="string">
            <text:p>utilisateur final</text:p>
          </table:table-cell>
          <table:table-cell office:value-type="string">
            <text:p>Les utilisateurs finaux sont les mieux placés pour évaluer et influencer le développement d'un produit. Si le produit final correspond à leurs besoins, envies et caractéristiques, il aura toutes les chances d'être adopté</text:p>
          </table:table-cell>
          <table:table-cell table:number-columns-repeated="1022"/>
        </table:table-row>
        <table:table-row table:style-name="ro1">
          <table:table-cell office:value-type="string">
            <text:p>utilisateur final potentiel</text:p>
          </table:table-cell>
          <table:table-cell office:value-type="string">
            <text:p>qui présente les mêmes caractéristiques que celles de la cible prévue, mais qui ne sera pas directement l’utilisateur concerné</text:p>
          </table:table-cell>
          <table:table-cell table:number-columns-repeated="1022"/>
        </table:table-row>
        <table:table-row table:style-name="ro1">
          <table:table-cell office:value-type="string">
            <text:p>utilisateur final réel</text:p>
          </table:table-cell>
          <table:table-cell office:value-type="string">
            <text:p>c'est à dire qui utilisera l'application de façon personnelle ou professionnelle après son lancement </text:p>
          </table:table-cell>
          <table:table-cell table:number-columns-repeated="1022"/>
        </table:table-row>
        <table:table-row table:style-name="ro1">
          <table:table-cell office:value-type="string">
            <text:p>Utilité </text:p>
          </table:table-cell>
          <table:table-cell office:value-type="string">
            <text:p>L'utilité d'un objet ou d'une application désigne sa capacité à aider à la réalisation de l'objectif de son utilisateur. Par exemple, un cédérom contenant les données d'une encyclopédie peut être utile, mais n'est pas forcément utilisable (facile d'utilisation).</text:p>
          </table:table-cell>
          <table:table-cell table:number-columns-repeated="1022"/>
        </table:table-row>
        <table:table-row table:style-name="ro1">
          <table:table-cell table:number-columns-repeated="1024"/>
        </table:table-row>
        <table:table-row table:style-name="ro2">
          <table:table-cell office:value-type="string">
            <text:p>maquettage</text:p>
          </table:table-cell>
          <table:table-cell office:value-type="string">
            <text:p>methode pour raffiner le prototype et d'ameliorer progressivement l'interface</text:p>
          </table:table-cell>
          <table:table-cell table:number-columns-repeated="1022"/>
        </table:table-row>
        <table:table-row table:style-name="ro2">
          <table:table-cell office:value-type="string">
            <text:p>technologie transverse </text:p>
          </table:table-cell>
          <table:table-cell office:value-type="string">
            <text:p>plateforme de convergence entre l'informatique, les telecommunication, l'audiovisuel</text:p>
          </table:table-cell>
          <table:table-cell table:number-columns-repeated="1022"/>
        </table:table-row>
        <table:table-row table:style-name="ro2">
          <table:table-cell office:value-type="string">
            <text:p>test utilisateur</text:p>
          </table:table-cell>
          <table:table-cell office:value-type="string">
            <text:p>test qui permet d'appuyer les choix sur des elements concret et objectif</text:p>
          </table:table-cell>
          <table:table-cell table:number-columns-repeated="1022"/>
        </table:table-row>
        <table:table-row table:style-name="ro2">
          <table:table-cell office:value-type="string">
            <text:p>enquete utilisateur</text:p>
          </table:table-cell>
          <table:table-cell office:value-type="string">
            <text:p>vise a recueuillir les besoins et attentes des utilisateurs vis a vis du produit</text:p>
          </table:table-cell>
          <table:table-cell table:number-columns-repeated="1022"/>
        </table:table-row>
        <table:table-row table:style-name="ro2">
          <table:table-cell office:value-type="string">
            <text:p>interview</text:p>
          </table:table-cell>
          <table:table-cell office:value-type="string">
            <text:p>entretien face à face avec l'utilisateur pour etablir les principes directeurs qui vont guider la conception</text:p>
          </table:table-cell>
          <table:table-cell table:number-columns-repeated="1022"/>
        </table:table-row>
        <table:table-row table:style-name="ro2">
          <table:table-cell office:value-type="string">
            <text:p>panel utilisateur</text:p>
          </table:table-cell>
          <table:table-cell office:value-type="string">
            <text:p>ensemble de personnes qui permettent de recueuillir des données qualitatives</text:p>
          </table:table-cell>
          <table:table-cell table:number-columns-repeated="1022"/>
        </table:table-row>
        <table:table-row table:style-name="ro2">
          <table:table-cell office:value-type="string">
            <text:p>focus group</text:p>
          </table:table-cell>
          <table:table-cell office:value-type="string">
            <text:p>methode d'enquete pour recueillir l'opinion des utilisateurs sur un produit, elle se pratique avec les utilisateurs ou utilisateurs final du produit</text:p>
          </table:table-cell>
          <table:table-cell table:number-columns-repeated="1022"/>
        </table:table-row>
        <table:table-row table:style-name="ro2">
          <table:table-cell office:value-type="string">
            <text:p>situation de travail</text:p>
          </table:table-cell>
          <table:table-cell office:value-type="string">
            <text:p>definir le contexte d'utilisation du logiciel (occasionnel, forte contrainte de temps …)</text:p>
          </table:table-cell>
          <table:table-cell table:number-columns-repeated="1022"/>
        </table:table-row>
        <table:table-row table:style-name="ro2">
          <table:table-cell office:value-type="string">
            <text:p>incidents critique</text:p>
          </table:table-cell>
          <table:table-cell office:value-type="string">
            <text:p>recueillir les points negatif et positif du produit par l'utilisateur</text:p>
          </table:table-cell>
          <table:table-cell table:number-columns-repeated="1022"/>
        </table:table-row>
        <table:table-row table:style-name="ro2">
          <table:table-cell office:value-type="string">
            <text:p>personas primaire</text:p>
          </table:table-cell>
          <table:table-cell office:value-type="string">
            <text:p>utilisateur principal, ses besoins doivent etre entierement satisfait</text:p>
          </table:table-cell>
          <table:table-cell table:number-columns-repeated="1022"/>
        </table:table-row>
        <table:table-row table:style-name="ro2">
          <table:table-cell office:value-type="string">
            <text:p>personas secondaire</text:p>
          </table:table-cell>
          <table:table-cell office:value-type="string">
            <text:p>utilisateur dont l'interface ne correspond pas à leurs attentes mais doivent etre satisfait</text:p>
          </table:table-cell>
          <table:table-cell table:number-columns-repeated="1022"/>
        </table:table-row>
        <table:table-row table:style-name="ro2">
          <table:table-cell office:value-type="string">
            <text:p>tri par carte</text:p>
          </table:table-cell>
          <table:table-cell office:value-type="string">
            <text:p>les utilisateurs doivent construire un panel representatif du cœur de cible selon des criteres propres à l'application, généralement de nature demographique</text:p>
          </table:table-cell>
          <table:table-cell table:number-columns-repeated="1022"/>
        </table:table-row>
        <table:table-row table:style-name="ro2">
          <table:table-cell office:value-type="string">
            <text:p>wireframe</text:p>
          </table:table-cell>
          <table:table-cell office:value-type="string">
            <text:p>premier prototype presentant les elements textuels de l'interface</text:p>
          </table:table-cell>
          <table:table-cell table:number-columns-repeated="1022"/>
        </table:table-row>
        <table:table-row table:style-name="ro2">
          <table:table-cell office:value-type="string">
            <text:p>evaluation</text:p>
          </table:table-cell>
          <table:table-cell office:value-type="string">
            <text:p>mesurer l'ergonomie de l'application pour identifier les points à ameliorer</text:p>
          </table:table-cell>
          <table:table-cell table:number-columns-repeated="1022"/>
        </table:table-row>
        <table:table-row table:style-name="ro2">
          <table:table-cell office:value-type="string">
            <text:p>test de perception</text:p>
          </table:table-cell>
          <table:table-cell office:value-type="string">
            <text:p>vise a evaluer le comprehension de l'utilisateur sur le produit juste avec le visuel</text:p>
          </table:table-cell>
          <table:table-cell table:number-columns-repeated="1022"/>
        </table:table-row>
        <table:table-row table:style-name="ro2">
          <table:table-cell office:value-type="string">
            <text:p>test d'usabilite </text:p>
          </table:table-cell>
          <table:table-cell office:value-type="string">
            <text:p>observer directement la façon dont un utilisateur se sert de l'application</text:p>
          </table:table-cell>
          <table:table-cell table:number-columns-repeated="1022"/>
        </table:table-row>
        <table:table-row table:style-name="ro2">
          <table:table-cell office:value-type="string">
            <text:p>context operationnel</text:p>
          </table:table-cell>
          <table:table-cell table:number-columns-repeated="1023"/>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28/03/2017</text:date>, <text:time>15:42:4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8T15:42:43.37</dc:date>
    <meta:document-statistic meta:table-count="1" meta:cell-count="123" meta:object-count="0"/>
    <meta:generator>OpenOffice/4.0.1$Win32 OpenOffice.org_project/401m5$Build-9714</meta:generator>
  </office:meta>
</office:document-meta>
</file>